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598in" fo:border="0.26pt solid #000000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orte</text:p>
      <text:p text:style-name="Standard"/>
      <text:p text:style-name="Standard"><text:text-input text:description="&lt;company.name&gt;">company name</text:text-input></text:p>
      <text:p text:style-name="Standard"/>
      <text:p text:style-name="Standard"><text:text-input text:description="&lt;address_from_partner(o.partner_id).name&gt;">Address name</text:text-input></text:p>
      <text:p text:style-name="Standard"/>
      <text:p text:style-name="Standard"><draw:frame draw:style-name="fr1" draw:name="image: asimage(logo)" text:anchor-type="paragraph" svg:x="5.7701in" svg:y="0.05in" svg:width="1.0484in" svg:height="0.4335in" draw:z-index="0"><draw:text-box><text:p text:style-name="Frame_20_contents">Image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ext-input text:description="&lt;if test=&quot;boolean_key&quot;&gt;">if boolean_key is true</text:text-input></text:p>
      <text:p text:style-name="Standard"><text:text-input text:description="&lt;text_key&gt;">text information</text:text-input></text:p>
      <text:p text:style-name="Standard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06-12T14:34:05</meta:creation-date>
    <dc:date>2012-06-21T18:24:28</dc:date>
    <dc:creator>damian </dc:creator>
    <meta:editing-duration>PT3M21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1" meta:paragraph-count="7" meta:word-count="13" meta:character-count="80" meta:non-whitespace-character-count="74"/>
  </office:meta>
</office:document-meta>
</file>